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6pt"/>
    </style:style>
    <style:style style:name="co3" style:family="table-column">
      <style:table-column-properties fo:break-before="auto" style:column-width="122.4pt"/>
    </style:style>
    <style:style style:name="co5" style:family="table-column">
      <style:table-column-properties fo:break-before="auto" style:column-width="194.71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54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6"/>
        <table:table-column table:style-name="co3" table:default-cell-style-name="ce15"/>
        <table:table-column table:style-name="co5" table:default-cell-style-name="ce15"/>
        <table:table-column table:style-name="co4" table:default-cell-style-name="ce8"/>
        <table:table-column table:style-name="co6" table:default-cell-style-name="Default"/>
        <table:table-column table:style-name="co7" table:default-cell-style-name="ce17"/>
        <table:table-column table:style-name="co4" table:number-columns-repeated="2" table:default-cell-style-name="Default"/>
        <table:table-row table:style-name="ro5">
          <table:table-cell table:style-name="ce4"/>
          <table:table-cell table:style-name="ce5"/>
          <table:table-cell table:style-name="ce14" office:value-type="string" calcext:value-type="string">
            <text:p>Test List</text:p>
          </table:table-cell>
          <table:table-cell table:style-name="ce16"/>
          <table:table-cell/>
          <table:table-cell table:style-name="ce8"/>
          <table:table-cell table:number-columns-repeated="3"/>
        </table:table-row>
        <table:table-row table:style-name="ro2">
          <table:table-cell table:style-name="ce4"/>
          <table:table-cell table:style-name="ce5"/>
          <table:table-cell table:style-name="Default"/>
          <table:table-cell/>
          <table:table-cell office:value-type="string" calcext:value-type="string">
            <text:p>PD</text:p>
          </table:table-cell>
          <table:table-cell table:style-name="ce8" office:value-type="string" calcext:value-type="string">
            <text:p>ACU</text:p>
          </table:table-cell>
          <table:table-cell office:value-type="string" calcext:value-type="string">
            <text:p>ACU</text:p>
          </table:table-cell>
          <table:table-cell/>
          <table:table-cell office:value-type="string" calcext:value-type="string">
            <text:p>last modified</text:p>
          </table:table-cell>
        </table:table-row>
        <table:table-row table:style-name="ro3">
          <table:table-cell table:style-name="ce4"/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number-columns-repeated="2" table:style-name="ce17" office:value-type="string" calcext:value-type="string">
            <text:p>Profile: Basic OSDP</text:p>
          </table:table-cell>
          <table:table-cell office:value-type="string" calcext:value-type="string">
            <text:p>Profile: Security Features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7" office:value-type="string" calcext:value-type="string">
            <text:p>Optional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7" office:value-type="string" calcext:value-type="string">
            <text:p>Optional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6">
          <table:table-cell table:style-name="ce4"/>
          <table:table-cell table:style-name="ce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8" office:value-type="string" calcext:value-type="string">
            <text:p>One of required</text:p>
          </table:table-cell>
          <table:table-cell/>
          <table:table-cell office:value-type="string" calcext:value-type="string">
            <text:p>One of 1-5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/>
          <table:table-cell office:value-type="string" calcext:value-type="string">
            <text:p>One of 1-5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/>
          <table:table-cell office:value-type="string" calcext:value-type="string">
            <text:p>One of 1-5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/>
          <table:table-cell office:value-type="string" calcext:value-type="string">
            <text:p>One of 1-5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/>
          <table:table-cell office:value-type="string" calcext:value-type="string">
            <text:p>One of 1-5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/>
          <table:table-cell office:value-type="string" calcext:value-type="string">
            <text:p>One of 1-5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8">
          <table:table-cell table:style-name="ce4"/>
          <table:table-cell table:style-name="ce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8">
          <table:table-cell table:style-name="ce4"/>
          <table:table-cell table:style-name="ce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8">
          <table:table-cell table:style-name="ce4"/>
          <table:table-cell table:style-name="ce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6">
          <table:table-cell table:style-name="ce4"/>
          <table:table-cell table:style-name="ce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PD only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8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ACU must detect</text:p>
          </table:table-cell>
          <table:table-cell office:value-type="string" calcext:value-type="string">
            <text:p>Required</text:p>
          </table:table-cell>
          <table:table-cell table:number-columns-repeated="2" table:style-name="ce8"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style-name="ce8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number-columns-repeated="7"/>
          <table:table-cell table:style-name="ce8"/>
        </table:table-row>
        <table:table-row table:style-name="ro2">
          <table:table-cell table:style-name="ce4"/>
          <table:table-cell table:style-name="ce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3"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8" office:value-type="string" calcext:value-type="string">
            <text:p>Required</text:p>
          </table:table-cell>
          <table:table-cell table:style-name="ce19"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8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ne of 2-9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18" office:value-type="string" calcext:value-type="string">
            <text:p>One of required</text:p>
          </table:table-cell>
          <table:table-cell/>
          <table:table-cell office:value-type="string" calcext:value-type="string">
            <text:p>One of 2-9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18" office:value-type="string" calcext:value-type="string">
            <text:p>One of required</text:p>
          </table:table-cell>
          <table:table-cell/>
          <table:table-cell office:value-type="string" calcext:value-type="string">
            <text:p>One of 2-9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18" office:value-type="string" calcext:value-type="string">
            <text:p>One of required</text:p>
          </table:table-cell>
          <table:table-cell/>
          <table:table-cell office:value-type="string" calcext:value-type="string">
            <text:p>One of 2-9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9"/>
          <table:table-cell/>
          <table:table-cell office:value-type="string" calcext:value-type="string">
            <text:p>One of 2-9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9"/>
          <table:table-cell/>
          <table:table-cell office:value-type="string" calcext:value-type="string">
            <text:p>One of 2-9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9"/>
          <table:table-cell/>
          <table:table-cell office:value-type="string" calcext:value-type="string">
            <text:p>One of 2-9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9"/>
          <table:table-cell/>
          <table:table-cell office:value-type="string" calcext:value-type="string">
            <text:p>One of 2-9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3"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table:number-columns-repeated="3"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table:number-columns-repeated="3"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16-03</text:p>
          </table:table-cell>
          <table:table-cell office:value-type="string" calcext:value-type="string">
            <text:p>Key Rotation</text:p>
          </table:table-cell>
          <table:table-cell table:number-columns-repeated="3"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number-columns-repeated="7"/>
          <table:table-cell table:style-name="ce8"/>
        </table:table-row>
        <table:table-row table:style-name="ro2">
          <table:table-cell table:style-name="ce4"/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2-02</text:p>
          </table:table-cell>
          <table:table-cell office:value-type="string" calcext:value-type="string">
            <text:p>OSTATR response to poll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2"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03</text:p>
          </table:table-cell>
          <table:table-cell office:value-type="string" calcext:value-type="string">
            <text:p>NAK 0 </text:p>
          </table:table-cell>
          <table:table-cell office:value-type="string" calcext:value-type="string">
            <text:p>NAK code 0 SHOULD FAIL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2"/>
          <table:table-cell table:style-name="ce8"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2"/>
          <table:table-cell table:style-name="ce8" office:value-type="string" calcext:value-type="string">
            <text:p>PD Only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3"/>
          <table:table-cell table:style-name="ce8"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 table:style-name="ce17"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 table:style-name="ce17"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 table:style-name="ce17"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 table:style-name="ce17"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9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 table:number-columns-repeated="3"/>
          <table:table-cell office:value-type="string" calcext:value-type="string">
            <text:p>deprecat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table:number-columns-repeated="3"/>
          <table:table-cell table:style-name="ce8"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3"/>
          <table:table-cell table:style-name="ce8"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1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12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2"/>
          <table:table-cell office:value-type="string" calcext:value-type="string">
            <text:p>One of 2-6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12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2"/>
          <table:table-cell office:value-type="string" calcext:value-type="string">
            <text:p>One of 2-6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12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2"/>
          <table:table-cell office:value-type="string" calcext:value-type="string">
            <text:p>One of 2-6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12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2"/>
          <table:table-cell office:value-type="string" calcext:value-type="string">
            <text:p>One of 2-6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12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2"/>
          <table:table-cell office:value-type="string" calcext:value-type="string">
            <text:p>One of 2-6 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1-01</text:p>
          </table:table-cell>
          <table:table-cell table:number-columns-repeated="2" office:value-type="string" calcext:value-type="string">
            <text:p>deprecated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/>
          <table:table-cell table:number-columns-repeated="2"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3"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table:number-columns-repeated="3"/>
          <table:table-cell office:value-type="string" calcext:value-type="string">
            <text:p>Required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8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8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7">
          <table:table-cell table:style-name="ce4"/>
          <table:table-cell table:style-name="ce8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style-name="ce4"/>
          <table:table-cell table:style-name="ce8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  <table:table-cell table:style-name="ce8" office:value-type="string" calcext:value-type="string">
            <text:p>1.25-2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 table:number-rows-repeated="4">
          <table:table-cell/>
          <table:table-cell table:style-name="ce9"/>
          <table:table-cell table:number-columns-repeated="7"/>
        </table:table-row>
        <table:table-row table:style-name="ro2" table:number-rows-repeated="1048423">
          <table:table-cell table:number-columns-repeated="9"/>
        </table:table-row>
        <table:table-row table:style-name="ro2">
          <table:table-cell table:style-name="ce4"/>
          <table:table-cell table:number-columns-repeated="8"/>
        </table:table-row>
      </table:table>
      <table:table table:name="DUT Test Checklist" table:style-name="ta1">
        <table:table-column table:style-name="co4" table:number-columns-repeated="3" table:default-cell-style-name="Default"/>
        <table:table-column table:style-name="co4" table:default-cell-style-name="ce2"/>
        <table:table-column table:style-name="co4" table:number-columns-repeated="1020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1" table:number-columns-repeated="3"/>
          <table:table-cell table:style-name="ce13" office:value-type="string" calcext:value-type="string">
            <text:p>delivered</text:p>
          </table:table-cell>
          <table:table-cell table:style-name="ce11" office:value-type="string" calcext:value-type="string">
            <text:p>first round testing</text:p>
          </table:table-cell>
          <table:table-cell table:style-name="ce11" office:value-type="string" calcext:value-type="string">
            <text:p>capture from basic tests</text:p>
          </table:table-cell>
          <table:table-cell table:style-name="ce11" office:value-type="string" calcext:value-type="string">
            <text:p>secure channel</text:p>
          </table:table-cell>
          <table:table-cell table:style-name="ce11" office:value-type="string" calcext:value-type="string">
            <text:p>cred input</text:p>
          </table:table-cell>
          <table:table-cell table:style-name="ce11" office:value-type="string" calcext:value-type="string">
            <text:p>stress: checksum, rmac-i</text:p>
          </table:table-cell>
          <table:table-cell table:style-name="ce11" office:value-type="string" calcext:value-type="string">
            <text:p>speeds and addresses</text:p>
          </table:table-cell>
          <table:table-cell table:style-name="ce11" office:value-type="string" calcext:value-type="string">
            <text:p>retest with update</text:p>
          </table:table-cell>
          <table:table-cell table:style-name="ce11" office:value-type="string" calcext:value-type="string">
            <text:p>spreadsheet completed</text:p>
          </table:table-cell>
          <table:table-cell table:style-name="ce11" office:value-type="string" calcext:value-type="string">
            <text:p>report completed</text:p>
          </table:table-cell>
          <table:table-cell table:style-name="ce11" table:number-columns-repeated="1011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bd</text:p>
          </table:table-cell>
          <table:table-cell table:style-name="ce11" office:value-type="string" calcext:value-type="string">
            <text:p>addrs checked</text:p>
          </table:table-cell>
          <table:table-cell office:value-type="string" calcext:value-type="string">
            <text:p>prepare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460" calcext:value-type="float">
            <text:p>46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7">00/00/0000</text:date>, <text:time style:data-style-name="N2" text:time-value="06:30:22.168336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2-06-27T06:32:37.740346279</dc:date>
    <meta:editing-duration>P17DT22H56M59S</meta:editing-duration>
    <meta:editing-cycles>164</meta:editing-cycles>
    <meta:generator>LibreOffice/5.2.7.2$Linux_X86_64 LibreOffice_project/20m0$Build-2</meta:generator>
    <meta:document-statistic meta:table-count="2" meta:cell-count="740" meta:object-count="0"/>
  </office:meta>
</office:document-meta>
</file>